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</office:automatic-styles>
  <office:body>
    <office:text>
      <text:p text:style-name="P1"><text:span text:style-name="T1">Cent mille milliards de poèmes</text:span></text:p>
      <text:p text:style-name="P1"><text:span text:style-name="T2">Raymond Queneau</text:span></text:p>
      <text:p text:style-name="P1"><text:span text:style-name="T3"/></text:p>
      <text:p text:style-name="P2"><text:span text:style-name="T4">L'</text:span><text:span text:style-name="T5">objectif</text:span><text:span text:style-name="T6"><text:s/>du programme est de proposer en un clic un poème généré à la manière de Raymond Queneau.</text:span></text:p>
      <text:p text:style-name="P2"><text:span text:style-name="T6"/></text:p>
      <text:p text:style-name="P2"><text:span text:style-name="T6">Ce poème devra correspondre aux<text:s/></text:span><text:span text:style-name="T7">critères</text:span><text:span text:style-name="T8"><text:s/>suivants :</text:span></text:p>
      <text:p text:style-name="P2"><text:span text:style-name="T8"><text:tab/>-création d'un sonnet dit non régulier</text:span></text:p>
      <text:p text:style-name="P2"><text:span text:style-name="T8"><text:tab/>-le schéma de rimes est : a b a b / a b a b / c c d / e e d</text:span></text:p>
      <text:p text:style-name="P2"><text:span text:style-name="T8"><text:tab/><text:tab/>-a : rime en -ise</text:span></text:p>
      <text:p text:style-name="P2"><text:span text:style-name="T8"><text:tab/><text:tab/>-b : rime en [o]</text:span></text:p>
      <text:p text:style-name="P2"><text:span text:style-name="T8"><text:tab/><text:tab/>-c : rime en -otte</text:span></text:p>
      <text:p text:style-name="P2"><text:span text:style-name="T8"><text:tab/><text:tab/>-d : rime en -in</text:span></text:p>
      <text:p text:style-name="P2"><text:span text:style-name="T8"><text:tab/><text:tab/>-e : rime en -oques</text:span></text:p>
      <text:p text:style-name="P2"><text:span text:style-name="T8"><text:tab/>-les vers utilisés doivent être ceux de Raymond Queneau, listés ci-dessous</text:span></text:p>
      <text:p text:style-name="P2"><text:span text:style-name="T8"/></text:p>
      <text:p text:style-name="P2"><text:span text:style-name="T8">Le roi de la pampa retourne sa chemise</text:span></text:p>
      <text:p text:style-name="P2"><text:span text:style-name="T8">Lorsque tout est fini lorsque l'on agonise</text:span></text:p>
      <text:p text:style-name="P2"><text:span text:style-name="T8">Le cheval Parthénon s'énerve sur sa frise</text:span></text:p>
      <text:p text:style-name="P2"><text:span text:style-name="T8">Le vieux marin breton de tabac prit sa prise</text:span></text:p>
      <text:p text:style-name="P2"><text:span text:style-name="T8">C'était à cinq o'clock que sortait la marquise<text:s text:c="14"/></text:span></text:p>
      <text:p text:style-name="P2"><text:span text:style-name="T8">Du jeune avantageux la nymphe était éprise</text:span></text:p>
      <text:p text:style-name="P2"><text:span text:style-name="T8">Il se penche il voudrait attraper sa valise</text:span></text:p>
      <text:p text:style-name="P2"><text:span text:style-name="T8">Quand l'un avec l'autre aussitôt sympathise</text:span></text:p>
      <text:p text:style-name="P2"><text:span text:style-name="T8">Lorsqu'un jour exalté l'aède prosaïse</text:span></text:p>
      <text:p text:style-name="P2"><text:span text:style-name="T8">Le marbre pour l'acide est une friandise</text:span></text:p>
      <text:p text:style-name="P2"><text:span text:style-name="T8">Pour la mettre à sécher aux cornes des taureaux<text:s text:c="2"/></text:span></text:p>
      <text:p text:style-name="P2"><text:span text:style-name="T8">Lorsque le marbrier astique nos tombeaux<text:s text:c="3"/></text:span></text:p>
      <text:p text:style-name="P2"><text:span text:style-name="T8">Depuis que lord Elgin négligea ses naseaux<text:s text:c="2"/></text:span></text:p>
      <text:p text:style-name="P2"><text:span text:style-name="T8">Pour de fin fond du nez exciter les arceaux<text:s text:c="2"/></text:span></text:p>
      <text:p text:style-name="P2"><text:span text:style-name="T8">Pour consommer un thé puis des petits gâteaux</text:span></text:p>
      <text:p text:style-name="P2"><text:span text:style-name="T8">Snob un peu sur les bords des bords fondamentaux </text:span></text:p>
      <text:p text:style-name="P2"><text:span text:style-name="T8">Que convoitait c'est sûr une horde d'escrocs </text:span></text:p>
      <text:p text:style-name="P2"><text:span text:style-name="T8">Se faire il pourrait bien que ce soit des jumeaux</text:span></text:p>
      <text:p text:style-name="P2"><text:span text:style-name="T8">Pour déplaire au profane aussi bien qu'aux idiots</text:span></text:p>
      <text:p text:style-name="P2"><text:span text:style-name="T8">D'aucuns par dessus tout prisent les escargots</text:span></text:p>
      <text:p text:style-name="P2"><text:span text:style-name="T8">Le cornedbeef en boîte empeste la remise </text:span></text:p>
      <text:p text:style-name="P2"><text:span text:style-name="T8">Des êtres indécis vous parlent sans franchise </text:span></text:p>
      <text:p text:style-name="P2"><text:span text:style-name="T8">Le Turc de ce temps-là pataugeait dans sa crise<text:s text:c="2"/></text:span></text:p>
      <text:p text:style-name="P2"><text:span text:style-name="T8">Sur l'antique bahut il choisit sa cerise<text:s text:c="3"/></text:span></text:p>
      <text:p text:style-name="P2"><text:span text:style-name="T8">Le chauffeur indigène attendait dans la brise </text:span></text:p>
      <text:p text:style-name="P2"><text:span text:style-name="T8">Une toge il portait qui n'était pas de mise<text:s text:c="2"/></text:span></text:p>
      <text:p text:style-name="P2"><text:span text:style-name="T8">Il se penche et alors à sa grande surprise<text:s text:c="2"/></text:span></text:p>
      <text:p text:style-name="P2"><text:span text:style-name="T8">La découverte alors voilà qui traumatise </text:span></text:p>
      <text:p text:style-name="P2"><text:span text:style-name="T8">La critique lucide aperçoit ce qu'il vise </text:span></text:p>
      <text:p text:style-name="P2"><text:span text:style-name="T8">Sur la place un forain de feu se gargarise</text:span></text:p>
      <text:p text:style-name="P2"><text:span text:style-name="T8">Et fermentent de même et les cuirs et les peaux</text:span></text:p>
      <text:p text:style-name="P2"><text:span text:style-name="T8">Et tout vient signifier la fin des haricots</text:span></text:p>
      <text:p text:style-name="P2"><text:span text:style-name="T8">Il chantait tout de même oui mais il chantait faux</text:span></text:p>
      <text:p text:style-name="P2"><text:span text:style-name="T8">Il n'avait droit qu'à une et le jour des Rameaux</text:span></text:p>
      <text:p text:style-name="P2"><text:span text:style-name="T8">Elle soufflait bien fort par dessus les côteaux</text:span></text:p>
      <text:p text:style-name="P2"><text:span text:style-name="T8">Des narcisses on cueille ou bien on est des veaux</text:span></text:p>
      <text:p text:style-name="P2"><text:span text:style-name="T8">Il ne trouve aussi sec qu'un sac de vieux fayots</text:span></text:p>
      <text:p text:style-name="P2"><text:span text:style-name="T8">On espère toujours être de vrais normaux</text:span></text:p>
      <text:p text:style-name="P2"><text:span text:style-name="T8">Il donne à la tribu des cris aux sens nouveaux</text:span></text:p>
      <text:p text:style-name="P2"><text:span text:style-name="T8">Qui sait si le requin boulotte les turbots?</text:span></text:p>
      <text:p text:style-name="P2"><text:span text:style-name="T8">Je me souviens encor de cette heure exquise</text:span></text:p>
      <text:p text:style-name="P2"><text:span text:style-name="T8">On vous fait devenir une orde marchandise </text:span></text:p>
      <text:p text:style-name="P2"><text:span text:style-name="T8">Le cheval Parthénon frissonait sous la bise</text:span></text:p>
      <text:p text:style-name="P2"><text:span text:style-name="T8">Souvenez-vous amis de ces îles de Frise </text:span></text:p>
      <text:p text:style-name="P2"><text:span text:style-name="T8">On était bien surpris par cette plaine grise </text:span></text:p>
      <text:p text:style-name="P2"><text:span text:style-name="T8">Quand on prend des photos de cette tour de Pise </text:span></text:p>
      <text:p text:style-name="P2"><text:span text:style-name="T8">Il déplore il déplore une telle mainmise</text:span></text:p>
      <text:p text:style-name="P2"><text:span text:style-name="T8">Et pourtant c'était lui le frère de feintise </text:span></text:p>
      <text:p text:style-name="P2"><text:span text:style-name="T8">L'un et l'autre a raison non la foule insoumise </text:span></text:p>
      <text:p text:style-name="P2"><text:span text:style-name="T8">Du voisin le Papou suçe l'apophyse </text:span></text:p>
      <text:p text:style-name="P2"><text:span text:style-name="T8">Les gauchos dans la plaine agitaient leurs drapeaux </text:span></text:p>
      <text:p text:style-name="P2"><text:span text:style-name="T8">On prépare la route aux pensers sépulcraux </text:span></text:p>
      <text:p text:style-name="P2"><text:span text:style-name="T8">Du client londonien où s'ébattent les beaux</text:span></text:p>
      <text:p text:style-name="P2"><text:span text:style-name="T8">Où venaient par milliers s'échouer les harenceaux</text:span></text:p>
      <text:p text:style-name="P2"><text:span text:style-name="T8">Quand se carbonisait la fureur des châteaux </text:span></text:p>
      <text:p text:style-name="P2"><text:span text:style-name="T8">D'où Galilée jadis jeta ses petits pots</text:span></text:p>
      <text:p text:style-name="P2"><text:span text:style-name="T8">Qui se plaît à flouer de pauvres provinciaux</text:span></text:p>
      <text:p text:style-name="P2"><text:span text:style-name="T8">Qui clochard devenant jetait ses oripeaux </text:span></text:p>
      <text:p text:style-name="P2"><text:span text:style-name="T8">Le vulgaire s'entête à vouloir des vers beaux</text:span></text:p>
      <text:p text:style-name="P2"><text:span text:style-name="T8">Que n'a pas dévoré la horde des mulots? </text:span></text:p>
      <text:p text:style-name="P2"><text:span text:style-name="T8">Nous avions aussi froids que nus sur la banquise </text:span></text:p>
      <text:p text:style-name="P2"><text:span text:style-name="T8">De la mort on vous greffe une orde bâtardise </text:span></text:p>
      <text:p text:style-name="P2"><text:span text:style-name="T8">Il grelottait le pauvre aux bords de la Tamise </text:span></text:p>
      <text:p text:style-name="P2"><text:span text:style-name="T8">Nous regrettions un peu ce tas de marchandise </text:span></text:p>
      <text:p text:style-name="P2"><text:span text:style-name="T8">Un audacieux baron empoche toute accise</text:span></text:p>
      <text:p text:style-name="P2"><text:span text:style-name="T8">D'une étrusque inscription la pierre était incise </text:span></text:p>
      <text:p text:style-name="P2"><text:span text:style-name="T8">Aller à la grande ville est bien une entreprise</text:span></text:p>
      <text:p text:style-name="P2"><text:span text:style-name="T8">Un frère même bas est la part indécise</text:span></text:p>
      <text:p text:style-name="P2"><text:span text:style-name="T8">L'un et l'autre ont raison non la foule imprécise<text:s text:c="3"/></text:span></text:p>
      <text:p text:style-name="P2"><text:span text:style-name="T8">Le gourmet en salade avale la cytise<text:s text:c="3"/></text:span></text:p>
      <text:p text:style-name="P2"><text:span text:style-name="T8">Lorsque pour nous distraire y plantions nos tréteaux<text:s text:c="2"/></text:span></text:p>
      <text:p text:style-name="P2"><text:span text:style-name="T8">La mite a grignoté tissus os et rideaux<text:s text:c="2"/></text:span></text:p>
      <text:p text:style-name="P2"><text:span text:style-name="T8">Quand les grélons gin mars mitraillent les bateaux </text:span></text:p>
      <text:p text:style-name="P2"><text:span text:style-name="T8">Lorsqu'on voyait au loin flamber les arbrisseaux </text:span></text:p>
      <text:p text:style-name="P2"><text:span text:style-name="T8">Lorsque vient le pompier avec ces grandes eaux </text:span></text:p>
      <text:p text:style-name="P2"><text:span text:style-name="T8">Les Grecs et les Romains en vain cherchent leurs mots </text:span></text:p>
      <text:p text:style-name="P2"><text:span text:style-name="T8">Elle effraie le Berry comme les Morvandiaux</text:span></text:p>
      <text:p text:style-name="P2"><text:span text:style-name="T8">Que les parents féconds offrent aux purs berceaux </text:span></text:p>
      <text:p text:style-name="P2"><text:span text:style-name="T8">à tous n'est pas donné d'aimer les chocs verbaux </text:span></text:p>
      <text:p text:style-name="P2"><text:span text:style-name="T8">L'enfant put aux yeux bleus aime les berlingots</text:span></text:p>
      <text:p text:style-name="P2"><text:span text:style-name="T8">Du pôle à Rosario fait une belle trotte </text:span></text:p>
      <text:p text:style-name="P2"><text:span text:style-name="T8">Le brave a beau crier ah crénon saperlotte </text:span></text:p>
      <text:p text:style-name="P2"><text:span text:style-name="T8">La Grèce de Platon à coup sûr n'est point sotte</text:span></text:p>
      <text:p text:style-name="P2"><text:span text:style-name="T8">On sèche le poisson dorade ou molve lotte<text:s text:c="3"/></text:span></text:p>
      <text:p text:style-name="P2"><text:span text:style-name="T8">Du Gange au Malabar le lord anglais zozotte</text:span></text:p>
      <text:p text:style-name="P2"><text:span text:style-name="T8">L'esprit souffle et resouffle au-dessous de la botte </text:span></text:p>
      <text:p text:style-name="P2"><text:span text:style-name="T8">Devant la boue urbaine on retrousse sa cotte</text:span></text:p>
      <text:p text:style-name="P2"><text:span text:style-name="T8">Le généalogiste observe leur bouillotte<text:s text:c="2"/></text:span></text:p>
      <text:p text:style-name="P2"><text:span text:style-name="T8">Le poète inspiré n'est point une polyglotte</text:span></text:p>
      <text:p text:style-name="P2"><text:span text:style-name="T8">Le loup est amateur de coq et de cocotte</text:span></text:p>
      <text:p text:style-name="P2"><text:span text:style-name="T8">Aventures on eut qui s'y pique s'y frotte<text:s text:c="2"/></text:span></text:p>
      <text:p text:style-name="P2"><text:span text:style-name="T8">Le lâche peut arguer de sa mine pâlotte </text:span></text:p>
      <text:p text:style-name="P2"><text:span text:style-name="T8">On comptait les esprits acérés à la hotte </text:span></text:p>
      <text:p text:style-name="P2"><text:span text:style-name="T8">On sale le requin on fume à l'échalotte<text:s text:c="2"/></text:span></text:p>
      <text:p text:style-name="P2"><text:span text:style-name="T8">Comme à Chandernagor le manant sent la crotte </text:span></text:p>
      <text:p text:style-name="P2"><text:span text:style-name="T8">Le touriste à Florence ignoble charibotte<text:s text:c="3"/></text:span></text:p>
      <text:p text:style-name="P2"><text:span text:style-name="T8">On gifle le marmot qui plonge sa menotte<text:s text:c="2"/></text:span></text:p>
      <text:p text:style-name="P2"><text:span text:style-name="T8">Gratter le parchemin deviendra sa marotte<text:s text:c="6"/></text:span></text:p>
      <text:p text:style-name="P2"><text:span text:style-name="T8">Une langue suffit pour emplir sa cagnotte </text:span></text:p>
      <text:p text:style-name="P2"><text:span text:style-name="T8">Le chat fait un festin de têtes de linotte </text:span></text:p>
      <text:p text:style-name="P2"><text:span text:style-name="T8">Lorsqu'on boit du maté l'on devient argentin</text:span></text:p>
      <text:p text:style-name="P2"><text:span text:style-name="T8">Les croque-morts sont là pour se mettre au turbin</text:span></text:p>
      <text:p text:style-name="P2"><text:span text:style-name="T8">Lorsque Socrate mort passait pour un lutin </text:span></text:p>
      <text:p text:style-name="P2"><text:span text:style-name="T8">Lorsqu'on revient au port en essuyant un grain </text:span></text:p>
      <text:p text:style-name="P2"><text:span text:style-name="T8">Le colonel s'éponge un blason dans la main</text:span></text:p>
      <text:p text:style-name="P2"><text:span text:style-name="T8">L'autocar écrabouille un peu l'esprit latin </text:span></text:p>
      <text:p text:style-name="P2"><text:span text:style-name="T8">Lorsqu'il voit la gadoue il cherche le purin </text:span></text:p>
      <text:p text:style-name="P2"><text:span text:style-name="T8">Il voudra retrouver le germe adultérin </text:span></text:p>
      <text:p text:style-name="P2"><text:span text:style-name="T8">Même s'il prend son sel au celte c'est son bien</text:span></text:p>
      <text:p text:style-name="P2"><text:span text:style-name="T8">Le chemin vicinal se nourrit de crottin</text:span></text:p>
      <text:p text:style-name="P2"><text:span text:style-name="T8">L'Amérique du Sud séduit les équivoques</text:span></text:p>
      <text:p text:style-name="P2"><text:span text:style-name="T8">Cela considérant ô lecteur tu suffoques</text:span></text:p>
      <text:p text:style-name="P2"><text:span text:style-name="T8">Sa sculpture est illustre et dans le fond des coques </text:span></text:p>
      <text:p text:style-name="P2"><text:span text:style-name="T8">Enfin on vend le tout homards et salicoques </text:span></text:p>
      <text:p text:style-name="P2"><text:span text:style-name="T8">Ne fallait pas si loin agiter les breloques</text:span></text:p>
      <text:p text:style-name="P2"><text:span text:style-name="T8">Les rapports transalpins sont-ils biunivoques?<text:s text:c="2"/></text:span></text:p>
      <text:p text:style-name="P2"><text:span text:style-name="T8">On regrette à la fin les agrestes bicoques </text:span></text:p>
      <text:p text:style-name="P2"><text:span text:style-name="T8">Frère je te comprends si parfois tu débloques </text:span></text:p>
      <text:p text:style-name="P2"><text:span text:style-name="T8">Barde que tu me plais toujours tu soliloques</text:span></text:p>
      <text:p text:style-name="P2"><text:span text:style-name="T8">On a bu du pinard à toutes les époques</text:span></text:p>
      <text:p text:style-name="P2"><text:span text:style-name="T8">Exaltent l'espagnol les oreilles baroques </text:span></text:p>
      <text:p text:style-name="P2"><text:span text:style-name="T8">Comptant tes abattis lecteur tu te disloques </text:span></text:p>
      <text:p text:style-name="P2"><text:span text:style-name="T8">On transporte et le marbre et débris et défroques</text:span></text:p>
      <text:p text:style-name="P2"><text:span text:style-name="T8">On s'excuse il n'y a ni baleines ni phoques</text:span></text:p>
      <text:p text:style-name="P2"><text:span text:style-name="T8">Les Indes ont assez sans ça de pendeloques </text:span></text:p>
      <text:p text:style-name="P2"><text:span text:style-name="T8">Les banquiers d'Avignon changent-ils les baïques? </text:span></text:p>
      <text:p text:style-name="P2"><text:span text:style-name="T8">On mettait sans façon ses plus infectes loques </text:span></text:p>
      <text:p text:style-name="P2"><text:span text:style-name="T8">Frère je t'absoudrai si tu m'emberlucoques </text:span></text:p>
      <text:p text:style-name="P2"><text:span text:style-name="T8">Tu me stupéfies plus que tous les ventriloques</text:span></text:p>
      <text:p text:style-name="P2"><text:span text:style-name="T8">Grignoter des bretzels distrait bien des colloques<text:s text:c="2"/></text:span></text:p>
      <text:p text:style-name="P2"><text:span text:style-name="T8">Si la cloche se tait et son terlintintin</text:span></text:p>
      <text:p text:style-name="P2"><text:span text:style-name="T8">Toute chose pourtant doit avoir une fin</text:span></text:p>
      <text:p text:style-name="P2"><text:span text:style-name="T8">Si l'Europe le veut l'Europe ou son destin</text:span></text:p>
      <text:p text:style-name="P2"><text:span text:style-name="T8">Le mammifère est roi nous sommes son cousin</text:span></text:p>
      <text:p text:style-name="P2"><text:span text:style-name="T8">Lécu de vair ou d'or ne dure qu'un matin</text:span></text:p>
      <text:p text:style-name="P2"><text:span text:style-name="T8">Le Beaune et le Chianti sont-ils le même vin?</text:span></text:p>
      <text:p text:style-name="P2"><text:span text:style-name="T8">Mais on n'aurait pas vu le métropolitain</text:span></text:p>
      <text:p text:style-name="P2"><text:span text:style-name="T8">La gémellité accuse son destin</text:span></text:p>
      <text:p text:style-name="P2"><text:span text:style-name="T8">Le métromane à force incarne le devin</text:span></text:p>
      <text:p text:style-name="P2"><text:span text:style-name="T8">Mais rien de vaut grillé le morceau de boudin</text:span></text:p>
      <text:p text:style-name="P2"><text:span text:style-name="T9"/></text:p>
      <text:p text:style-name="P2"><text:span text:style-name="T9"/></text:p>
      <text:p text:style-name="P2"><text:span text:style-name="T10">Le développement du programme est assuré par BOSSARD Julien et MOULIN Rémi.</text:span></text:p>
      <text:p text:style-name="P2"><text:span text:style-name="T10">La conception sera divisé en deux phases :</text:span></text:p>
      <text:p text:style-name="P2"><text:span text:style-name="T10"><text:tab/>-création du poème de façon aléatoire<text:s/></text:span><text:span text:style-name="T11">(Julien)</text:span></text:p>
      <text:p text:style-name="P2"><text:span text:style-name="T12"><text:tab/>-vérification de la validité des rimes et de leur unicité<text:s/></text:span><text:span text:style-name="T13">(Rémi)</text:span></text:p>
      <text:p text:style-name="P2"><text:span text:style-name="T13"/></text:p>
      <text:p text:style-name="P2"><text:span text:style-name="T14">La finalité du projet serait de créer l'interface graphique assurant le fonctionnement du programme. Cette dernière étape sera assurée par les deux élèves.</text:span></text:p>
      <text:p text:style-name="P2"><text:span text:style-name="T14">Ci-dessus une maquette d'interface graphique, sujette à modifications.</text:span></text:p>
      <text:p text:style-name="P2"><text:span text:style-name="T14"/></text:p>
      <text:p text:style-name="P2"><draw:frame text:anchor-type="as-char" svg:width="149.75mm" svg:height="135.73mm" style:rel-width="scale" style:rel-height="scale"><draw:object-ole xlink:href="OleObj1"/><draw:image xlink:href="ObjectReplacements/OleObj1"/></draw:frame><text:span text:style-name="T14"/></text:p>
      <text:p text:style-name="P2"><text:span text:style-name="T14"/></text:p>
      <text:p text:style-name="P2"><text:span text:style-name="T14"/></text:p>
      <text:p text:style-name="P2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